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Controller.setNode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uleController.restoreSelec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uleController.setSelectedNode( JMeterTreeNode t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uleController.Module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Controller.traverse( JMeterTreeNode node , List nodePath , int lev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duleController.cloneChildren( JMeterTreeNode to , JMeterTreeNode fro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uleController.getSelected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uleController.getReplacementSubTre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uleController.getNode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uleController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uleController.createSubTree( HashTree tree , JMeterTree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uleController.resolveReplacementSubTree( Objec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uleController.cloneTreeNode( JMeter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